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5.5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 loext:decorative="false"/>
      <style:paragraph-properties style:writing-mode="lr-tb"/>
    </style:style>
    <style:style style:name="gr9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2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 loext:decorative="false"/>
      <style:paragraph-properties style:writing-mode="lr-tb"/>
    </style:style>
    <style:style style:name="gr2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6cm" svg:height="2.139cm" svg:x="17.709cm" svg:y="7.064cm">
          <draw:text-box>
            <text:p text:style-name="P1"><text:span text:style-name="T1">CS</text:span><text:span text:style-name="T1">R </text:span><text:span text:style-name="T1">I/F</text:span></text:p>
            <text:p text:style-name="P1"><text:span text:style-name="T1">IOb</text:span><text:span text:style-name="T1">-</text:span><text:span text:style-name="T1">Nat</text:span><text:span text:style-name="T1">ive</text:span></text:p>
          </draw:text-box>
        </draw:frame>
        <draw:connector draw:style-name="gr2" draw:text-style-name="P3" draw:layer="layout" svg:x1="16.977cm" svg:y1="6.042cm" svg:x2="16.999cm" svg:y2="11.025cm" draw:start-shape="id1" draw:start-glue-point="2" svg:d="M16977 6042v2742h22v2241" svg:viewBox="0 0 23 4984">
          <text:p/>
        </draw:connector>
        <draw:frame draw:style-name="gr3" draw:text-style-name="P2" draw:layer="layout" svg:width="4.308cm" svg:height="3.083cm" svg:x="7.284cm" svg:y="11.648cm">
          <draw:text-box>
            <text:p text:style-name="P1"><text:span text:style-name="T1">DAT</text:span><text:span text:style-name="T1">A </text:span><text:span text:style-name="T1">IN</text:span></text:p>
            <text:p text:style-name="P1"><text:span text:style-name="T1">AXI</text:span></text:p>
            <text:p text:style-name="P1"><text:span text:style-name="T1"><text:s/></text:span></text:p>
          </draw:text-box>
        </draw:frame>
        <draw:custom-shape draw:style-name="gr4" draw:text-style-name="P5" xml:id="id2" draw:id="id2" draw:layer="layout" svg:width="6.018cm" svg:height="17.85cm" svg:x="0.986cm" svg:y="12.66cm">
          <draw:glue-point draw:id="4" svg:x="5.001cm" svg:y="3.591cm"/>
          <draw:glue-point draw:id="5" svg:x="4.985cm" svg:y="-3.69cm"/>
          <text:p text:style-name="P4"><text:span text:style-name="T2">External</text:span></text:p>
          <text:p text:style-name="P4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9.966cm" svg:height="4.939cm" svg:x="11.994cm" svg:y="1.103cm">
          <draw:glue-point draw:id="4" svg:x="2.175cm" svg:y="5.001cm"/>
          <text:p text:style-name="P4"><text:span text:style-name="T2">Con</text:span><text:span text:style-name="T2">troll</text:span><text:span text:style-name="T2">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6.984cm" svg:y1="36.502cm" svg:x2="16.999cm" svg:y2="32.985cm" svg:d="M16984 36502v-1758h15v-1759" svg:viewBox="0 0 16 3518">
          <text:p/>
        </draw:connector>
        <draw:connector draw:style-name="gr6" draw:text-style-name="P3" draw:layer="layout" svg:x1="6.994cm" svg:y1="14.999cm" svg:x2="12.005cm" svg:y2="15.042cm" draw:start-shape="id2" draw:start-glue-point="5" svg:d="M6994 14999h2761v43h2250" svg:viewBox="0 0 5012 44">
          <text:p/>
        </draw:connector>
        <draw:connector draw:style-name="gr7" draw:text-style-name="P3" draw:layer="layout" svg:x1="11.95cm" svg:y1="28.044cm" svg:x2="7.004cm" svg:y2="27.994cm" draw:end-shape="id2" draw:end-glue-point="4" svg:d="M11950 28044h-2222v-50h-2724" svg:viewBox="0 0 4947 51">
          <text:p/>
        </draw:connector>
        <draw:frame draw:style-name="gr8" draw:text-style-name="P2" draw:layer="layout" svg:width="4.718cm" svg:height="3.083cm" svg:x="7.284cm" svg:y="28.349cm">
          <draw:text-box>
            <text:p text:style-name="P1"><text:span text:style-name="T1">DAT</text:span><text:span text:style-name="T1">A </text:span><text:span text:style-name="T1">OU</text:span><text:span text:style-name="T1">T</text:span></text:p>
            <text:p text:style-name="P1"><text:span text:style-name="T1">AXI</text:span></text:p>
            <text:p text:style-name="P1"><text:span text:style-name="T1"><text:s/></text:span></text:p>
          </draw:text-box>
        </draw:frame>
        <draw:connector draw:style-name="gr9" draw:text-style-name="P3" draw:layer="layout" svg:x1="41.839cm" svg:y1="19.03cm" svg:x2="22.146cm" svg:y2="19.033cm" draw:start-shape="id3" draw:start-glue-point="11" draw:end-shape="id4" draw:end-glue-point="12" svg:d="M41839 19030h-9846v3h-9847" svg:viewBox="0 0 19694 4">
          <text:p/>
        </draw:connector>
        <draw:connector draw:style-name="gr9" draw:text-style-name="P3" draw:layer="layout" svg:x1="22.146cm" svg:y1="25.042cm" svg:x2="41.839cm" svg:y2="25.046cm" draw:start-shape="id4" draw:start-glue-point="5" draw:end-shape="id3" draw:end-glue-point="14" svg:d="M22146 25042h9847v4h9846" svg:viewBox="0 0 19694 5">
          <text:p/>
        </draw:connector>
        <draw:connector draw:style-name="gr10" draw:text-style-name="P3" draw:layer="layout" svg:x1="22.146cm" svg:y1="18.047cm" svg:x2="41.839cm" svg:y2="18.038cm" draw:start-shape="id4" draw:start-glue-point="13" draw:end-shape="id3" draw:end-glue-point="10" svg:d="M22146 18047h9847v-9h9846" svg:viewBox="0 0 19694 10">
          <text:p/>
        </draw:connector>
        <draw:connector draw:style-name="gr11" draw:text-style-name="P3" draw:layer="layout" svg:x1="22.146cm" svg:y1="20.004cm" svg:x2="41.839cm" svg:y2="21.035cm" draw:start-shape="id4" draw:start-glue-point="11" draw:end-shape="id3" draw:end-glue-point="12" svg:d="M22146 20004h9847v1031h9846" svg:viewBox="0 0 19694 1032">
          <text:p/>
        </draw:connector>
        <draw:connector draw:style-name="gr12" draw:text-style-name="P3" draw:layer="layout" svg:x1="41.839cm" svg:y1="17.024cm" svg:x2="22.146cm" svg:y2="17.032cm" draw:start-shape="id3" draw:start-glue-point="9" draw:end-shape="id4" draw:end-glue-point="14" svg:d="M41839 17024h-9846v8h-9847" svg:viewBox="0 0 19694 9">
          <text:p/>
        </draw:connector>
        <draw:connector draw:style-name="gr12" draw:text-style-name="P3" draw:layer="layout" svg:x1="41.839cm" svg:y1="27.052cm" svg:x2="22.146cm" svg:y2="27.041cm" draw:start-shape="id3" draw:start-glue-point="16" draw:end-shape="id4" draw:end-glue-point="7" svg:d="M41839 27052h-9846v-11h-9847" svg:viewBox="0 0 19694 12">
          <text:p/>
        </draw:connector>
        <draw:frame draw:style-name="gr13" draw:text-style-name="P7" draw:layer="layout" svg:width="3.326cm" svg:height="0.962cm" svg:x="22.188cm" svg:y="11.382cm">
          <draw:text-box>
            <text:p>MDIO</text:p>
          </draw:text-box>
        </draw:frame>
        <draw:frame draw:style-name="gr14" draw:text-style-name="P7" draw:layer="layout" svg:width="4.2cm" svg:height="0.962cm" svg:x="22.062cm" svg:y="18.259cm">
          <draw:text-box>
            <text:p>MTxEn</text:p>
          </draw:text-box>
        </draw:frame>
        <draw:frame draw:style-name="gr15" draw:text-style-name="P7" draw:layer="layout" svg:width="2.97cm" svg:height="0.962cm" svg:x="22.169cm" svg:y="16.19cm">
          <draw:text-box>
            <text:p>MTxClk</text:p>
          </draw:text-box>
        </draw:frame>
        <draw:frame draw:style-name="gr16" draw:text-style-name="P7" draw:layer="layout" svg:width="3.004cm" svg:height="0.962cm" svg:x="22.21cm" svg:y="26.2cm">
          <draw:text-box>
            <text:p text:style-name="P8">MRxClk</text:p>
          </draw:text-box>
        </draw:frame>
        <draw:frame draw:style-name="gr17" draw:text-style-name="P7" draw:layer="layout" svg:width="4.202cm" svg:height="0.962cm" svg:x="22.132cm" svg:y="24.199cm">
          <draw:text-box>
            <text:p>MRxDV</text:p>
          </draw:text-box>
        </draw:frame>
        <draw:frame draw:style-name="gr18" draw:text-style-name="P7" draw:layer="layout" svg:width="3.36cm" svg:height="0.962cm" svg:x="22.094cm" svg:y="17.237cm">
          <draw:text-box>
            <text:p text:style-name="P8">MTxErr</text:p>
          </draw:text-box>
        </draw:frame>
        <draw:frame draw:style-name="gr18" draw:text-style-name="P7" draw:layer="layout" svg:width="3.36cm" svg:height="0.962cm" svg:x="22.211cm" svg:y="25.16cm">
          <draw:text-box>
            <text:p>MRxErr</text:p>
          </draw:text-box>
        </draw:frame>
        <draw:frame draw:style-name="gr19" draw:text-style-name="P10" draw:layer="layout" svg:width="2.257cm" svg:height="0.962cm" svg:x="9.783cm" svg:y="20.746cm">
          <draw:text-box>
            <text:p text:style-name="P9"><text:span text:style-name="T3">inta_o</text:span></text:p>
          </draw:text-box>
        </draw:frame>
        <draw:custom-shape draw:style-name="gr20" draw:text-style-name="P11" xml:id="id4" draw:id="id4" draw:layer="layout" svg:width="10.099cm" svg:height="21.96cm" svg:x="12.048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1"><text:span text:style-name="T4">Iob-eth</text:span><text:span text:style-name="T4"><text:line-break/></text:span><text:span text:style-name="T4">(placeholder)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22.131cm" svg:y1="24.028cm" svg:x2="41.839cm" svg:y2="22.996cm" draw:start-shape="id4" draw:start-glue-point="4" draw:end-shape="id3" draw:end-glue-point="13" svg:d="M22131 24028h9862v-1032h9846" svg:viewBox="0 0 19709 1033">
          <text:p/>
        </draw:connector>
        <draw:frame draw:style-name="gr17" draw:text-style-name="P7" draw:layer="layout" svg:width="4.202cm" svg:height="0.962cm" svg:x="22.132cm" svg:y="22.999cm">
          <draw:text-box>
            <text:p>MRxD</text:p>
          </draw:text-box>
        </draw:frame>
        <draw:frame draw:style-name="gr17" draw:text-style-name="P7" draw:layer="layout" svg:width="4.202cm" svg:height="0.962cm" svg:x="22.132cm" svg:y="19.099cm">
          <draw:text-box>
            <text:p>MTxD</text:p>
          </draw:text-box>
        </draw:frame>
        <draw:connector draw:style-name="gr22" draw:text-style-name="P3" draw:layer="layout" svg:x1="22.124cm" svg:y1="12.182cm" svg:x2="41.839cm" svg:y2="12.214cm" draw:end-shape="id3" draw:end-glue-point="5" svg:d="M22124 12182h9607v32h10108" svg:viewBox="0 0 19716 33">
          <text:p/>
        </draw:connector>
        <draw:frame draw:style-name="gr13" draw:text-style-name="P7" draw:layer="layout" svg:width="3.326cm" svg:height="0.962cm" svg:x="22.189cm" svg:y="12.175cm">
          <draw:text-box>
            <text:p>MDC</text:p>
          </draw:text-box>
        </draw:frame>
        <draw:connector draw:style-name="gr10" draw:text-style-name="P3" draw:layer="layout" svg:x1="22.125cm" svg:y1="12.975cm" svg:x2="41.839cm" svg:y2="12.94cm" draw:end-shape="id3" draw:end-glue-point="6" svg:d="M22125 12975h9607v-35h10107" svg:viewBox="0 0 19715 36">
          <text:p/>
        </draw:connector>
        <draw:frame draw:style-name="gr13" draw:text-style-name="P7" draw:layer="layout" svg:width="3.326cm" svg:height="0.962cm" svg:x="22.188cm" svg:y="13.479cm">
          <draw:text-box>
            <text:p>MCrs</text:p>
          </draw:text-box>
        </draw:frame>
        <draw:connector draw:style-name="gr23" draw:text-style-name="P3" draw:layer="layout" svg:x1="22.124cm" svg:y1="14.279cm" svg:x2="41.839cm" svg:y2="14.29cm" draw:end-shape="id3" draw:end-glue-point="7" svg:d="M22124 14279h9607v11h10108" svg:viewBox="0 0 19716 12">
          <text:p/>
        </draw:connector>
        <draw:frame draw:style-name="gr13" draw:text-style-name="P7" draw:layer="layout" svg:width="3.326cm" svg:height="0.962cm" svg:x="22.189cm" svg:y="14.272cm">
          <draw:text-box>
            <text:p>MColl</text:p>
          </draw:text-box>
        </draw:frame>
        <draw:connector draw:style-name="gr23" draw:text-style-name="P3" draw:layer="layout" svg:x1="22.125cm" svg:y1="15.072cm" svg:x2="41.839cm" svg:y2="15.084cm" draw:end-shape="id3" draw:end-glue-point="8" svg:d="M22125 15072h9607v12h10107" svg:viewBox="0 0 19715 13">
          <text:p/>
        </draw:connector>
        <draw:frame draw:style-name="gr13" draw:text-style-name="P7" draw:layer="layout" svg:width="3.643cm" svg:height="0.962cm" svg:x="22.165cm" svg:y="28.021cm">
          <draw:text-box>
            <text:p>phy_rstn_o</text:p>
          </draw:text-box>
        </draw:frame>
        <draw:connector draw:style-name="gr10" draw:text-style-name="P3" draw:layer="layout" svg:x1="22.101cm" svg:y1="28.929cm" svg:x2="41.839cm" svg:y2="28.904cm" draw:end-shape="id3" draw:end-glue-point="17" svg:d="M22101 28929h9619v-25h10119" svg:viewBox="0 0 19739 26">
          <text:p/>
        </draw:connector>
        <draw:line draw:style-name="gr24" draw:text-style-name="P12" draw:layer="layout" svg:x1="12.181cm" svg:y1="22.018cm" svg:x2="7.059cm" svg:y2="22.018cm">
          <text:p/>
        </draw:line>
        <draw:custom-shape draw:style-name="gr25" draw:text-style-name="P6" xml:id="id3" draw:id="id3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4"><text:span text:style-name="T2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9" draw:text-style-name="P3" draw:layer="layout" svg:x1="22.146cm" svg:y1="26.042cm" svg:x2="41.839cm" svg:y2="26.038cm" draw:start-shape="id4" draw:start-glue-point="6" draw:end-shape="id3" draw:end-glue-point="15" svg:d="M22146 26042h9847v-4h9846" svg:viewBox="0 0 19694 5">
          <text:p/>
        </draw:connector>
        <draw:frame draw:style-name="gr26" draw:text-style-name="P2" draw:layer="layout" svg:width="4.176cm" svg:height="1.538cm" svg:x="37.609cm" svg:y="23.116cm">
          <draw:text-box>
            <text:p text:style-name="P1"><text:span text:style-name="T1">RX </text:span><text:span text:style-name="T1">DA</text:span><text:span text:style-name="T1">TA</text:span></text:p>
          </draw:text-box>
        </draw:frame>
        <draw:frame draw:style-name="gr27" draw:text-style-name="P2" draw:layer="layout" svg:width="4.176cm" svg:height="2.139cm" svg:x="37.609cm" svg:y="19.771cm">
          <draw:text-box>
            <text:p text:style-name="P1"><text:span text:style-name="T1">TX DATA</text:span></text:p>
          </draw:text-box>
        </draw:frame>
        <draw:custom-shape draw:style-name="gr28" draw:text-style-name="P6" draw:layer="layout" svg:width="11.725cm" svg:height="3.675cm" svg:x="11.167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4"><text:span text:style-name="T2">System </text:span><text:span text:style-name="T2">clocks and </text:span><text:span text:style-name="T2">rese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7 20 13" svg:d="M0 20l10-13 10 13z"/>
    <draw:marker draw:name="Arrowheads_20_4" draw:display-name="Arrowheads 4" svg:viewBox="0 0 1131 1580" svg:d="M1013 1491l118 89-567-1580-564 1580 114-85 136-68 148-46 161-17 161 13 153 4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4-05-31T07:29:42.053677564</dc:date>
    <meta:editing-duration>PT19H7M47S</meta:editing-duration>
    <meta:editing-cycles>64</meta:editing-cycles>
    <meta:generator>LibreOffice/24.2.3.2$Linux_X86_64 LibreOffice_project/420$Build-2</meta:generator>
    <meta:document-statistic meta:object-count="42"/>
  </office:meta>
</office:document-meta>
</file>